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0.402cm" fo:min-width="2.41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007cm" fo:min-width="2.416cm"/>
      <style:paragraph-properties style:writing-mode="lr-tb"/>
    </style:style>
    <style:style style:name="gr3" style:family="graphic" style:parent-style-name="standard">
      <style:graphic-properties svg:stroke-color="#000000" draw:fill-color="#81d41a" draw:textarea-horizontal-align="justify" draw:textarea-vertical-align="middle" draw:auto-grow-height="false" fo:min-height="0.401cm" fo:min-width="2.41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3.349cm" fo:min-width="2.417cm"/>
      <style:paragraph-properties style:writing-mode="lr-tb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0.401cm" fo:min-width="2.66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008cm" fo:min-width="2.667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 fo:min-height="1.349cm" fo:min-width="2.417cm"/>
      <style:paragraph-properties style:writing-mode="lr-tb"/>
    </style:style>
    <style:style style:name="gr8" style:family="graphic" style:parent-style-name="standard">
      <style:graphic-properties svg:stroke-color="#000000" draw:fill-color="#81d41a" draw:textarea-horizontal-align="justify" draw:textarea-vertical-align="middle" draw:auto-grow-height="false" fo:min-height="0.402cm" fo:min-width="2.82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3.007cm" fo:min-width="2.82cm"/>
      <style:paragraph-properties style:writing-mode="lr-tb"/>
    </style:style>
    <style:style style:name="gr10" style:family="graphic" style:parent-style-name="standard">
      <style:graphic-properties svg:stroke-color="#000000" draw:fill-color="#81d41a" draw:textarea-horizontal-align="justify" draw:textarea-vertical-align="middle" draw:auto-grow-height="false" fo:min-height="0.402cm" fo:min-width="2.417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3.007cm" fo:min-width="2.417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76cm" fo:min-width="1.626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76cm" fo:min-width="1.376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376cm"/>
      <style:paragraph-properties style:writing-mode="lr-tb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color="#000000" draw:textarea-vertical-align="middle" draw:auto-grow-height="false" fo:min-height="0.626cm" fo:min-width="2.126cm"/>
    </style:style>
    <style:style style:name="gr1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2" style:family="graphic" style:parent-style-name="objectwithoutfill">
      <style:graphic-properties svg:stroke-color="#000000" draw:textarea-vertical-align="middle" draw:auto-grow-height="false" fo:min-height="4.25cm" fo:min-width="3.25cm"/>
    </style:style>
    <style:style style:name="gr23" style:family="graphic" style:parent-style-name="standard">
      <style:graphic-properties draw:stroke="none" svg:stroke-color="#000000" draw:fill="none" draw:fill-color="#ffffff" fo:min-height="0.1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2cm" draw:marker-end-width="0.322cm" draw:textarea-vertical-align="middle" fo:padding-top="0.166cm" fo:padding-bottom="0.166cm" fo:padding-left="0.291cm" fo:padding-right="0.291cm"/>
    </style:style>
    <style:style style:name="gr28" style:family="graphic" style:parent-style-name="standard">
      <style:graphic-properties svg:stroke-color="#111111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81d41a"/>
      <style:paragraph-properties fo:text-align="center"/>
      <style:text-properties fo:font-size="10pt"/>
    </style:style>
    <style:style style:name="P3" style:family="paragraph">
      <style:paragraph-properties fo:line-height="150%" fo:text-align="start"/>
      <style:text-properties fo:font-size="10pt"/>
    </style:style>
    <style:style style:name="P4" style:family="paragraph">
      <loext:graphic-properties draw:fill-color="#ffffff"/>
      <style:paragraph-properties fo:line-height="150%" fo:text-align="start"/>
      <style:text-properties fo:font-size="10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font-size="10pt"/>
    </style:style>
    <style:style style:name="P7" style:family="paragraph">
      <style:paragraph-properties fo:text-align="center"/>
    </style:style>
    <style:style style:name="P8" style:family="paragraph">
      <style:text-properties fo:font-size="10pt"/>
    </style:style>
    <style:style style:name="P9" style:family="paragraph">
      <loext:graphic-properties draw:fill="none" draw:fill-color="#ffffff"/>
      <style:text-properties fo:font-size="10pt"/>
    </style:style>
    <style:style style:name="P10" style:family="paragraph"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style:text-line-through-style="solid" style:text-line-through-type="single" fo:font-size="10pt" style:font-size-asian="10pt" style:font-size-complex="10pt"/>
    </style:style>
    <style:style style:name="T1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none" style:text-line-through-type="none" style:text-underline-style="solid" style:text-underline-width="bold" style:text-underline-color="font-color" fo:font-weight="bold" style:font-weight-asian="bold" style:font-weight-complex="bold"/>
    </style:style>
    <style:style style:name="T5" style:family="text">
      <style:text-properties style:font-size-asian="10pt" style:font-size-complex="10pt"/>
    </style:style>
    <style:style style:name="T6" style:family="text">
      <style:text-properties style:text-line-through-style="solid" style:text-line-through-type="sing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916cm" svg:height="0.652cm" svg:x="13cm" svg:y="0.591cm">
          <text:p text:style-name="P1">Empleado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916cm" svg:height="3.257cm" svg:x="13cm" svg:y="1.243cm">
          <text:p text:style-name="P3"><text:span text:style-name="T1">DNI</text:span></text:p>
          <text:p text:style-name="P3"><text:span text:style-name="T2">NSS</text:span><text:span text:style-name="T3"> (Alter)</text:span></text:p>
          <text:p text:style-name="P3">Nombre</text:p>
          <text:p text:style-name="P3">Enderezo</text:p>
          <text:p text:style-name="P3">h_extr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17cm" svg:height="0.651cm" svg:x="26.083cm" svg:y="15.75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917cm" svg:height="3.599cm" svg:x="26.083cm" svg:y="16.401cm">
          <text:p text:style-name="P3"><text:span text:style-name="T1">CIF</text:span></text:p>
          <text:p text:style-name="P3">Nombre</text:p>
          <text:p text:style-name="P3">Enderezo</text:p>
          <text:p text:style-name="P3">Teléfono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3.167cm" svg:height="0.651cm" svg:x="11.75cm" svg:y="16.091cm">
          <text:p text:style-name="P1">Aplicación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3.167cm" svg:height="3.258cm" svg:x="11.75cm" svg:y="16.742cm">
          <text:p text:style-name="P3"><text:span text:style-name="T1">Id</text:span></text:p>
          <text:p text:style-name="P3">Nombre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917cm" svg:height="0.651cm" svg:x="1.5cm" svg:y="16cm">
          <text:p text:style-name="P1">Departament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917cm" svg:height="1.599cm" svg:x="1.5cm" svg:y="16.651cm">
          <text:p text:style-name="P3"><text:span text:style-name="T4">Codigo_Dep</text:span></text:p>
          <text:p text:style-name="P3">Nombr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2cm" svg:height="0.652cm" svg:x="18.18cm" svg:y="5cm">
          <text:p text:style-name="P1">Proyecto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32cm" svg:height="3.257cm" svg:x="18.18cm" svg:y="5.652cm">
          <text:p text:style-name="P3"><text:span text:style-name="T1">Cod_ident</text:span></text:p>
          <text:p text:style-name="P3">Nome</text:p>
          <text:p text:style-name="P3">horas_asignadas</text:p>
          <text:p text:style-name="P3">horas_reales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917cm" svg:height="0.652cm" svg:x="0.5cm" svg:y="0.591cm">
          <text:p text:style-name="P1">Categoría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2.917cm" svg:height="3.257cm" svg:x="0.5cm" svg:y="1.243cm">
          <text:p text:style-name="P3"><text:span text:style-name="T4">Id</text:span></text:p>
          <text:p text:style-name="P3">Cantidad</text:p>
          <text:p text:style-name="P3">Precio_h_extra</text:p>
          <text:p text:style-name="P3">Descuento</text:p>
          <draw:enhanced-geometry svg:viewBox="0 0 21600 21600" draw:type="rectangle" draw:enhanced-path="M 0 0 L 21600 0 21600 21600 0 21600 0 0 Z N"/>
        </draw:custom-shape>
        <draw:custom-shape draw:style-name="gr12" draw:text-style-name="P5" xml:id="id1" draw:id="id1" draw:layer="layout" svg:width="4.25cm" svg:height="1.25cm" svg:x="6cm" svg:y="2.25cm">
          <text:p text:style-name="P1"><text:span text:style-name="T5">T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5" xml:id="id4" draw:id="id4" draw:layer="layout" svg:width="3.75cm" svg:height="1.25cm" svg:x="18cm" svg:y="2.25cm">
          <text:p text:style-name="P1"><text:span text:style-name="T5">Trabaj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xml:id="id7" draw:id="id7" draw:layer="layout" svg:width="4.5cm" svg:height="1.5cm" svg:x="0.75cm" svg:y="7.5cm">
          <text:p text:style-name="P1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4.25cm" svg:height="1.25cm" svg:x="11.25cm" svg:y="11.75cm">
          <text:p text:style-name="P1">Pos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xml:id="id5" draw:id="id5" draw:layer="layout" svg:width="3.75cm" svg:height="2cm" svg:x="20cm" svg:y="17.25cm">
          <text:p text:style-name="P1">Encarg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svg:x1="6cm" svg:y1="2.875cm" svg:x2="3.417cm" svg:y2="2.871cm" draw:start-shape="id1" draw:start-glue-point="5" draw:end-shape="id2" draw:end-glue-point="1" svg:d="M6000 2875h-1292v-4h-1291" svg:viewBox="0 0 2584 5">
          <text:p/>
        </draw:connector>
        <draw:connector draw:style-name="gr17" draw:text-style-name="P1" draw:layer="layout" svg:x1="10.25cm" svg:y1="2.875cm" svg:x2="13cm" svg:y2="2.871cm" draw:start-shape="id1" draw:start-glue-point="7" draw:end-shape="id3" draw:end-glue-point="3" svg:d="M10250 2875h1376v-4h1374" svg:viewBox="0 0 2751 5">
          <text:p/>
        </draw:connector>
        <draw:connector draw:style-name="gr16" draw:text-style-name="P1" draw:layer="layout" svg:x1="18cm" svg:y1="2.875cm" svg:x2="15.916cm" svg:y2="2.871cm" draw:start-shape="id4" draw:start-glue-point="5" draw:end-shape="id3" draw:end-glue-point="1" svg:d="M18000 2875h-1042v-4h-1042" svg:viewBox="0 0 2085 5">
          <text:p/>
        </draw:connector>
        <draw:custom-shape draw:style-name="gr18" draw:text-style-name="P7" xml:id="id9" draw:id="id9" draw:layer="layout" svg:width="5.25cm" svg:height="1.75cm" svg:x="10.75cm" svg:y="11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1" draw:layer="layout" svg:x1="23.75cm" svg:y1="18.25cm" svg:x2="26.083cm" svg:y2="18.2cm" draw:start-shape="id5" draw:start-glue-point="7" draw:end-shape="id6" draw:end-glue-point="3" svg:d="M23750 18250h1167v-50h1166" svg:viewBox="0 0 2334 51">
          <text:p/>
        </draw:connector>
        <draw:connector draw:style-name="gr17" draw:text-style-name="P1" draw:layer="layout" svg:x1="5.25cm" svg:y1="8.25cm" svg:x2="14.458cm" svg:y2="4.5cm" draw:start-shape="id7" draw:start-glue-point="7" draw:end-shape="id3" draw:end-glue-point="2" svg:d="M5250 8250h9208v-3750" svg:viewBox="0 0 9209 3751">
          <text:p/>
        </draw:connector>
        <draw:connector draw:style-name="gr16" draw:text-style-name="P1" draw:layer="layout" svg:x1="3cm" svg:y1="9cm" svg:x2="2.958cm" svg:y2="16cm" draw:start-shape="id7" draw:start-glue-point="6" draw:end-shape="id8" draw:end-glue-point="0" svg:d="M3000 9000v3500h-42v3500" svg:viewBox="0 0 43 7001">
          <text:p/>
        </draw:connector>
        <draw:frame draw:style-name="gr19" draw:text-style-name="P9" draw:layer="layout" svg:width="0.75cm" svg:height="0.645cm" svg:x="16cm" svg:y="2.25cm">
          <draw:text-box>
            <text:p text:style-name="P8">N</text:p>
          </draw:text-box>
        </draw:frame>
        <draw:frame draw:style-name="gr20" draw:text-style-name="P9" draw:layer="layout" svg:width="0.75cm" svg:height="0.645cm" svg:x="20cm" svg:y="4.105cm">
          <draw:text-box>
            <text:p text:style-name="P8">M</text:p>
          </draw:text-box>
        </draw:frame>
        <draw:frame draw:style-name="gr19" draw:text-style-name="P9" draw:layer="layout" svg:width="1.5cm" svg:height="0.645cm" svg:x="16cm" svg:y="3cm">
          <draw:text-box>
            <text:p text:style-name="P8">(0,N)</text:p>
          </draw:text-box>
        </draw:frame>
        <draw:frame draw:style-name="gr19" draw:text-style-name="P9" draw:layer="layout" svg:width="1.5cm" svg:height="0.645cm" svg:x="18.75cm" svg:y="4.105cm">
          <draw:text-box>
            <text:p text:style-name="P8">(0,N)</text:p>
          </draw:text-box>
        </draw:frame>
        <draw:frame draw:style-name="gr19" draw:text-style-name="P9" draw:layer="layout" svg:width="0.75cm" svg:height="0.645cm" svg:x="12.5cm" svg:y="15.105cm">
          <draw:text-box>
            <text:p text:style-name="P8">1</text:p>
          </draw:text-box>
        </draw:frame>
        <draw:frame draw:style-name="gr21" draw:text-style-name="P9" draw:layer="layout" svg:width="0.75cm" svg:height="0.75cm" svg:x="19cm" svg:y="9.25cm">
          <draw:text-box>
            <text:p text:style-name="P8">N</text:p>
          </draw:text-box>
        </draw:frame>
        <draw:frame draw:style-name="gr19" draw:text-style-name="P9" draw:layer="layout" svg:width="1.5cm" svg:height="0.645cm" svg:x="13.5cm" svg:y="15.105cm">
          <draw:text-box>
            <text:p text:style-name="P8">(1,N)</text:p>
          </draw:text-box>
        </draw:frame>
        <draw:custom-shape draw:style-name="gr22" draw:text-style-name="P7" xml:id="id12" draw:id="id12" draw:layer="layout" svg:width="3.75cm" svg:height="4.5cm" svg:x="18cm" svg:y="4.75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25cm" svg:height="0.645cm" svg:x="20cm" svg:y="9.25cm">
          <draw:text-box>
            <text:p text:style-name="P8">(1,1)</text:p>
          </draw:text-box>
        </draw:frame>
        <draw:frame draw:style-name="gr19" draw:text-style-name="P9" draw:layer="layout" svg:width="0.75cm" svg:height="0.645cm" svg:x="15cm" svg:y="17.75cm">
          <draw:text-box>
            <text:p text:style-name="P8">N</text:p>
          </draw:text-box>
        </draw:frame>
        <draw:frame draw:style-name="gr19" draw:text-style-name="P9" draw:layer="layout" svg:width="0.75cm" svg:height="0.645cm" svg:x="25cm" svg:y="17.605cm">
          <draw:text-box>
            <text:p text:style-name="P8">1</text:p>
          </draw:text-box>
        </draw:frame>
        <draw:frame draw:style-name="gr23" draw:text-style-name="P9" draw:layer="layout" svg:width="1.75cm" svg:height="0.645cm" svg:x="24.75cm" svg:y="18.355cm">
          <draw:text-box>
            <text:p text:style-name="P8">(1,N)</text:p>
          </draw:text-box>
        </draw:frame>
        <draw:frame draw:style-name="gr21" draw:text-style-name="P9" draw:layer="layout" svg:width="1.25cm" svg:height="0.75cm" svg:x="14.75cm" svg:y="18.5cm">
          <draw:text-box>
            <text:p text:style-name="P8">(1,1)</text:p>
          </draw:text-box>
        </draw:frame>
        <draw:frame draw:style-name="gr24" draw:text-style-name="P9" draw:layer="layout" svg:width="2.25cm" svg:height="1.25cm" svg:x="14.5cm" svg:y="4.5cm">
          <draw:text-box>
            <text:p text:style-name="P8">(1,1)</text:p>
          </draw:text-box>
        </draw:frame>
        <draw:frame draw:style-name="gr25" draw:text-style-name="P9" draw:layer="layout" svg:width="1.5cm" svg:height="0.673cm" svg:x="3cm" svg:y="15.25cm">
          <draw:text-box>
            <text:p text:style-name="P8">(0,N)</text:p>
          </draw:text-box>
        </draw:frame>
        <draw:frame draw:style-name="gr21" draw:text-style-name="P9" draw:layer="layout" svg:width="1cm" svg:height="0.75cm" svg:x="13.5cm" svg:y="4.5cm">
          <draw:text-box>
            <text:p text:style-name="P8">N</text:p>
          </draw:text-box>
        </draw:frame>
        <draw:frame draw:style-name="gr21" draw:text-style-name="P9" draw:layer="layout" svg:width="0.75cm" svg:height="0.75cm" svg:x="2.25cm" svg:y="15.25cm">
          <draw:text-box>
            <text:p text:style-name="P8">1</text:p>
          </draw:text-box>
        </draw:frame>
        <draw:frame draw:style-name="gr21" draw:text-style-name="P9" draw:layer="layout" svg:width="0.75cm" svg:height="0.75cm" svg:x="12cm" svg:y="2cm">
          <draw:text-box>
            <text:p text:style-name="P8">N</text:p>
          </draw:text-box>
        </draw:frame>
        <draw:frame draw:style-name="gr21" draw:text-style-name="P9" draw:layer="layout" svg:width="1.25cm" svg:height="0.75cm" svg:x="11.75cm" svg:y="3cm">
          <draw:text-box>
            <text:p text:style-name="P8">(1,1)</text:p>
          </draw:text-box>
        </draw:frame>
        <draw:frame draw:style-name="gr21" draw:text-style-name="P9" draw:layer="layout" svg:width="0.75cm" svg:height="0.75cm" svg:x="3.5cm" svg:y="2.25cm">
          <draw:text-box>
            <text:p text:style-name="P8">N</text:p>
          </draw:text-box>
        </draw:frame>
        <draw:frame draw:style-name="gr26" draw:text-style-name="P9" draw:layer="layout" svg:width="2cm" svg:height="1cm" svg:x="3.25cm" svg:y="3cm">
          <draw:text-box>
            <text:p text:style-name="P8">(0,N)</text:p>
          </draw:text-box>
        </draw:frame>
        <draw:connector draw:style-name="gr17" draw:text-style-name="P7" draw:layer="layout" svg:x1="13.375cm" svg:y1="13.25cm" svg:x2="13.333cm" svg:y2="16.091cm" draw:start-shape="id9" draw:start-glue-point="6" draw:end-shape="id10" draw:end-glue-point="0" svg:d="M13375 13250v1421h-42v1420" svg:viewBox="0 0 43 2842">
          <text:p/>
        </draw:connector>
        <draw:connector draw:style-name="gr27" draw:text-style-name="P7" draw:layer="layout" svg:x1="20cm" svg:y1="18.25cm" svg:x2="14.917cm" svg:y2="18.371cm" draw:start-shape="id5" draw:start-glue-point="5" draw:end-shape="id11" draw:end-glue-point="1" svg:d="M20000 18250h-2542v121h-2541" svg:viewBox="0 0 5084 122">
          <text:p/>
        </draw:connector>
        <draw:frame draw:style-name="gr20" draw:text-style-name="P11" draw:layer="layout" svg:width="2.25cm" svg:height="0.645cm" svg:x="12.25cm" svg:y="11.355cm">
          <draw:text-box>
            <text:p text:style-name="P10"><text:span text:style-name="T6"><text:s text:c="6"/></text:span><text:span text:style-name="T6">EX <text:s text:c="5"/></text:span></text:p>
          </draw:text-box>
        </draw:frame>
        <draw:connector draw:style-name="gr28" draw:text-style-name="P7" draw:layer="layout" svg:x1="19.875cm" svg:y1="3.5cm" svg:x2="19.875cm" svg:y2="4.75cm" draw:start-shape="id4" draw:start-glue-point="6" draw:end-shape="id12" draw:end-glue-point="0" svg:d="M19875 3500v1250" svg:viewBox="0 0 1 1251">
          <text:p/>
        </draw:connector>
        <draw:connector draw:style-name="gr17" draw:text-style-name="P7" draw:layer="layout" svg:x1="16cm" svg:y1="12.375cm" svg:x2="19.875cm" svg:y2="9.25cm" draw:start-shape="id9" draw:start-glue-point="7" draw:end-shape="id12" draw:end-glue-point="2" svg:d="M16000 12375h3875v-3125" svg:viewBox="0 0 3876 312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4T11:33:31.857000000</meta:creation-date>
    <meta:generator>LibreOffice/7.3.4.2$Windows_X86_64 LibreOffice_project/728fec16bd5f605073805c3c9e7c4212a0120dc5</meta:generator>
    <dc:date>2022-10-04T12:41:29.192000000</dc:date>
    <meta:editing-duration>PT25M31S</meta:editing-duration>
    <meta:editing-cycles>6</meta:editing-cycles>
    <meta:document-statistic meta:object-count="50"/>
  </office:meta>
</office:document-meta>
</file>